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21.592cm" table:align="margins"/>
    </style:style>
    <style:style style:name="Table1.A" style:family="table-column">
      <style:table-column-properties style:column-width="7.19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21.592cm" table:align="margins"/>
    </style:style>
    <style:style style:name="Table3.A" style:family="table-column">
      <style:table-column-properties style:column-width="8.819cm" style:rel-column-width="26766*"/>
    </style:style>
    <style:style style:name="Table3.B" style:family="table-column">
      <style:table-column-properties style:column-width="12.772cm" style:rel-column-width="3876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master-page-name="">
      <style:paragraph-properties style:page-number="auto" fo:keep-with-next="always"/>
    </style:style>
    <style:style style:name="P7" style:family="paragraph" style:parent-style-name="Text_20_body" style:list-style-name="L1"/>
    <style:style style:name="P8" style:family="paragraph" style:parent-style-name="Text_20_body" style:list-style-name="Numbering_20_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Numbering_20_1">
      <style:text-properties fo:font-style="normal" style:font-style-asian="normal" style:font-style-complex="normal"/>
    </style:style>
    <style:style style:name="P17" style:family="paragraph" style:parent-style-name="Text_20_body" style:list-style-name="L10">
      <style:text-properties fo:font-style="normal" style:font-style-asian="normal" style:font-style-complex="normal"/>
    </style:style>
    <style:style style:name="P18" style:family="paragraph" style:parent-style-name="Text_20_body" style:list-style-name="L10"/>
    <style:style style:name="P19" style:family="paragraph" style:parent-style-name="Text_20_body" style:list-style-name="L7">
      <style:paragraph-properties fo:margin-left="1.251cm" fo:margin-right="0cm" fo:text-indent="0cm" style:auto-text-indent="false"/>
    </style:style>
    <style:style style:name="P20" style:family="paragraph" style:parent-style-name="Heading_20_1">
      <style:text-properties fo:font-style="normal" style:font-style-asian="normal" style:font-style-complex="normal"/>
    </style:style>
    <style:style style:name="P21" style:family="paragraph" style:parent-style-name="Numbering_20_1_20_Start" style:list-style-name="Numbering_20_1"/>
    <style:style style:name="P22" style:family="paragraph" style:parent-style-name="Heading_20_2"/>
    <style:style style:name="P23" style:family="paragraph" style:parent-style-name="Numbering_20_1" style:list-style-name="Numbering_20_1"/>
    <style:style style:name="P24" style:family="paragraph" style:parent-style-name="Numbering_20_2" style:list-style-name="Numbering_20_2"/>
    <style:style style:name="P25"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itle_20_Cover"><text:title>SmartFrog Release Process</text:title></text:p>
      <text:p text:style-name="Title_20_Cover"><text:date style:data-style-name="N75" text:date-value="2009-05-15T14:19:51">15 May 2009</text:date></text:p>
      <text:p text:style-name="P2">Release Process for SmartFrog</text:p>
      <text:p text:style-name="Subtitle"><text:date style:data-style-name="N75" text:date-value="2009-05-15T14:19:51">15 May 2009</text:date></text:p>
      <text:list xml:id="list652724969"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665043812" text:continue-numbering="true" text:style-name="Heading_20_Numbers">
        <text:list-item>
          <text:p text:style-name="Heading_20_1">How to make a release</text:p>
        </text:list-item>
      </text:list>
      <text:p text:style-name="Text_20_body">To make a public release, you need to be running Java1.5+ on an Linux system with the RPM tools installed. That is, the package <text:span text:style-name="code_20_fragment">rpm-build</text:span> must be installed, otherwise the RPMs will not be created. </text:p>
      <text:p text:style-name="Text_20_body">You should b<text:bookmark-start text:name="DDE_LINK1"/>u<text:bookmark-end text:name="DDE_LINK1"/>ild on a clean check out of the SVN repository, with a retail Ant release. <text:s/></text:p>
      <text:p text:style-name="Text_20_body">We have a special VMWare system image that can be used for this; it guarantees there is no development contamination of the build. This is the only way you should do a public release.</text:p>
      <text:p text:style-name="Text_20_body">If you are using this VM, then before you release (days before, if need be)</text:p>
      <text:list xml:id="list582843444" text:style-name="L1">
        <text:list-item>
          <text:p text:style-name="P7">Start the VM. </text:p>
        </text:list-item>
        <text:list-item>
          <text:p text:style-name="P7">Bring it up to date with all its libraries, Java version, etc.</text:p>
        </text:list-item>
        <text:list-item>
          <text:p text:style-name="P7">Clean up any directories of old files, so that the (small, virtual) disk has space</text:p>
        </text:list-item>
        <text:list-item>
          <text:p text:style-name="P7">Reboot it</text:p>
        </text:list-item>
        <text:list-item>
          <text:p text:style-name="P7">Make sure the clock is synchronised.</text:p>
        </text:list-item>
        <text:list-item>
          <text:p text:style-name="P7">Make sure there is a few hundred MB of spare disk space. If there is not, clean up outdated Linux kernel versions. </text:p>
        </text:list-item>
        <text:list-item>
          <text:p text:style-name="P7">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407384373" text:continue-list="list665043812" text:style-name="Heading_20_Numbers">
        <text:list-item>
          <text:list>
            <text:list-item>
              <text:p text:style-name="Heading_20_2">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1865883453"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1151142096"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2">in any way</text:span>, you can't release on the same day. They need to be tested by our internal users before shipping.</text:p>
      <text:list xml:id="list433552880"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Hudson at </text:p>
      <text:p text:style-name="Text_20_body"><text:a xlink:type="simple" xlink:href="http://brunel2.hpl.hp.com:8080/cruisecontrol/buildresults/SmartFrogSVN">http://hudson-br1.hpl.hp.com:8080/</text:a></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671096697"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1215018093" text:style-name="Numbering_20_1">
        <text:list-item>
          <text:p text:style-name="P8">Note the name of the test.</text:p>
        </text:list-item>
        <text:list-item>
          <text:p text:style-name="P8">Open a bug report, record that the test has failed. Give it priority <text:span text:style-name="T2">major</text:span>, file it against the forthcoming release, and that it should be fixed in the current branch.</text:p>
        </text:list-item>
        <text:list-item>
          <text:p text:style-name="P8">Assign the bug to whoever maintains that code, or find someone to own the problem.</text:p>
        </text:list-item>
        <text:list-item>
          <text:p text:style-name="P8">Add the bug to the failing-tests pattern in the <text:span text:style-name="code_20_fragment">testharness/build.xml</text:span> file. Navigate to the <text:span text:style-name="code_20_fragment">"init-tests"</text:span> 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934622127" text:continue-list="list671096697"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473027108"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1830219146"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2">purely for the release</text:span><text:span text:style-name="T3">. As soon as the release is cut, the version number would go to 3.12.005dev.</text:span></text:p>
      <text:list xml:id="list331313267"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1722859028" text:continue-numbering="true" text:style-name="Heading_20_Numbers">
        <text:list-item>
          <text:list>
            <text:list-item>
              <text:p text:style-name="Heading_20_2">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ant release</text:p>
      <text:p text:style-name="Text_20_body">This will create a clean release of everything, using the new version number.<text:bookmark-end text:name="DDE_LINK"/></text:p>
      <text:list xml:id="list2058228542"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380603089"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808697704"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509504260"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532975269"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ant svn-tag -Dsvn.revision=4800</text:p>
      <text:list xml:id="list228497947"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his must be followed by the (manual) release process described later. A different server definition is needed when someone else is making the release, obviously.</text:p>
      <text:p text:style-name="P22">Release the artifacts through SourceForge</text:p>
      <text:p text:style-name="Text_20_body">See the<text:span text:style-name="T2"> Uploading to SourceForge </text:span>section below. You need to go to</text:p>
      <text:p text:style-name="Text_20_body"><text:bookmark-start text:name="DDE_LINK5"/><text:bookmark-start text:name="DDE_LINK35"/><text:bookmark-start text:name="DDE_LINK20"/><text:span text:style-name="code_20_fragment">https://sourceforge.net/project/admin/editpackages.php?group_id=87384</text:span><text:bookmark-end text:name="DDE_LINK5"/><text:bookmark-end text:name="DDE_LINK35"/><text:bookmark-end text:name="DDE_LINK20"/></text:p>
      <text:list xml:id="list107189130"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maven-artifacts will build a Zip file from those artifacts explicitly selected in the package-maven-artifacts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664264782"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1536984360"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1432966821"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403197361" text:style-name="L2">
        <text:list-item>
          <text:p text:style-name="P9">Check in all code</text:p>
        </text:list-item>
        <text:list-item>
          <text:p text:style-name="P9">Identify the revision to be used for the release, e.g. revision 4328</text:p>
        </text:list-item>
        <text:list-item>
          <text:p text:style-name="P9">run <text:bookmark-start text:name="DDE_LINK11"/><text:bookmark-start text:name="DDE_LINK3"/><text:bookmark-start text:name="DDE_LINK31"/><text:span text:style-name="code_20_fragment">ant svn-tag -Dsvn.revision=</text:span><text:bookmark-end text:name="DDE_LINK31"/><text:span text:style-name="code_20_fragment">4328</text:span><text:bookmark-end text:name="DDE_LINK11"/><text:bookmark-end text:name="DDE_LINK3"/></text:p>
        </text:list-item>
        <text:list-item>
          <text:p text:style-name="P9">Check that the revision is public by browsing to <text:line-break/><text:span text:style-name="code_20_fragment">http://smartfrog.svn.sourceforge.net/viewvc/smartfrog/tags/</text:span>.</text:p>
        </text:list-item>
        <text:list-item>
          <text:p text:style-name="P9">The default tag, <text:span text:style-name="code_20_fragment">revision${smartfrog.version}</text:span> can be changed by setting the <text:span text:style-name="code_20_fragment">svn.tag</text:span> property</text:p>
        </text:list-item>
        <text:list-item>
          <text:p text:style-name="P9">The default message can be changed by setting the <text:span text:style-name="code_20_fragment">svn.message</text:span> property.</text:p>
        </text:list-item>
      </text:list>
      <text:list xml:id="list86091422" text:continue-list="list1432966821"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102094206" text:continue-numbering="true" text:style-name="Heading_20_Numbers">
        <text:list-item>
          <text:p text:style-name="Heading_20_1">Update Jira</text:p>
        </text:list-item>
      </text:list>
      <text:p text:style-name="Text_20_body">A Jira project administrator should </text:p>
      <text:list xml:id="list1050661952" text:style-name="L3">
        <text:list-item>
          <text:p text:style-name="P10">Review all open bugs against the release, and close any that are fixed.</text:p>
        </text:list-item>
        <text:list-item>
          <text:p text:style-name="P10">Create the planned successor release, if it is not already present.</text:p>
        </text:list-item>
        <text:list-item>
          <text:p text:style-name="P10">Mark the project as released; and move all open defects to the successor release.</text:p>
        </text:list-item>
        <text:list-item>
          <text:p text:style-name="P10">You can generate a change log report which can be included in the release notes.</text:p>
        </text:list-item>
      </text:list>
      <text:list xml:id="list384464847" text:continue-list="list102094206"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749969708" text:style-name="L4">
        <text:list-item>
          <text:p text:style-name="P11">Browse to <text:bookmark-start text:name="DDE_LINK16"/><text:bookmark-start text:name="DDE_LINK13"/><text:bookmark-start text:name="DDE_LINK32"/><text:a xlink:type="simple" xlink:href="http://jira.smartfrog.org/jira/secure/ConfigureReleaseNote.jspa?projectId=10000">http://jira.smartfrog.org/jira/secure/ConfigureReleaseNote.jspa?projectId=10000</text:a><text:bookmark-end text:name="DDE_LINK16"/><text:bookmark-end text:name="DDE_LINK13"/><text:bookmark-end text:name="DDE_LINK32"/></text:p>
        </text:list-item>
        <text:list-item>
          <text:p text:style-name="P11">Select the version being released, and the style (text for text announcements, HTML for any HTML announcements)</text:p>
        </text:list-item>
        <text:list-item>
          <text:p text:style-name="P11">Strip out any issues that are wontfix; they aren't changes. </text:p>
        </text:list-item>
        <text:list-item>
          <text:p text:style-name="P11">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1573357184" text:continue-list="list384464847" text:style-name="Heading_20_Numbers">
        <text:list-item>
          <text:p text:style-name="Heading_20_1">Uploading to SourceForge</text:p>
        </text:list-item>
      </text:list>
      <text:p text:style-name="Text_20_body">There's two aspects of SourceForge uploads: Maven artifacts and upload artifacts. </text:p>
      <text:list xml:id="list947392166" text:continue-numbering="true" text:style-name="Heading_20_Numbers">
        <text:list-item>
          <text:list>
            <text:list-item>
              <text:p text:style-name="Heading_20_2">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ant ssh-test -Dserver=sourceforge-steve</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6">Once the connection is live, you can do an upload. Run </text:p>
      <text:p text:style-name="Code_20_last_20_line">ant upload</text:p>
      <text:p text:style-name="Text_20_body">The <text:span text:style-name="code_20_fragment">upload</text:span> target <text:span text:style-name="T4">does not rebuild the application</text:span><text:span text:style-name="T5">. You can do as many uploads as you like, to different </text:span><text:span text:style-name="T5">places; the artifacts remain the same.</text:span></text:p>
      <text:p text:style-name="P4">As the artifacts are big, a full upload can take time. Allow 30 minutes to do a release from work, and don't attempt it at home or on a WLAN. </text:p>
      <text:list xml:id="list1699540532" text:continue-numbering="true" text:style-name="Heading_20_Numbers">
        <text:list-item>
          <text:list>
            <text:list-item>
              <text:p text:style-name="Heading_20_2">Maven artifacts</text:p>
            </text:list-item>
          </text:list>
        </text:list-item>
      </text:list>
      <text:p text:style-name="Text_20_body">The <text:span text:style-name="code_20_fragment">upload</text:span> target will automatically upload the artifacts to our SourceForge-hosted repository. The artifacts can also be deployed manually by</text:p>
      <text:list xml:id="list1686296113" text:style-name="L5">
        <text:list-item>
          <text:p text:style-name="P12">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2">ssh-ing in to that server and using <text:span text:style-name="code_20_fragment">unzip</text:span> to expand the file into <text:span text:style-name="code_20_fragment">smartfrog/htdocs/repository</text:span></text:p>
        </text:list-item>
        <text:list-item>
          <text:p text:style-name="P12">checking that they are present by browsing to <text:span text:style-name="code_20_fragment">http://smartfrog.sf.net/repository</text:span></text:p>
        </text:list-item>
      </text:list>
      <text:p text:style-name="Text_20_body">Do not delete old artifacts as they may still be imported by external projects.</text:p>
      <text:p text:style-name="Text_20_body">Because uploading files by hand is time consuming, we have automated this upload process:</text:p>
      <text:p text:style-name="Text_20_body">Run <text:span text:style-name="code_20_fragment">ant upload-maven-artifacts</text:span>;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text:p>
      <text:list xml:id="list232322081" text:continue-list="list1699540532" text:style-name="Heading_20_Numbers">
        <text:list-item>
          <text:list>
            <text:list-item>
              <text:p text:style-name="Heading_20_2">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p text:style-name="Text_20_body">After uploading, go the release management page (logged in as someone authorised to make releases, obviously):</text:p>
      <text:p text:style-name="Text_20_body"><text:bookmark-start text:name="DDE_LINK33"/><text:span text:style-name="code_20_fragment"><text:s/></text:span><text:bookmark-start text:name="DDE_LINK22"/><text:bookmark-start text:name="DDE_LINK14"/><text:bookmark-start text:name="DDE_LINK30"/><text:span text:style-name="code_20_fragment">https://sourceforge.net/project/admin/editpackages.php?group_id=87384</text:span><text:bookmark-end text:name="DDE_LINK33"/><text:bookmark-end text:name="DDE_LINK22"/><text:bookmark-end text:name="DDE_LINK14"/><text:bookmark-end text:name="DDE_LINK30"/></text:p>
      <text:p text:style-name="Text_20_body">Pick an appropriate package -development for beta releases, stable for stable releases.</text:p>
      <table:table table:name="Table3" table:style-name="Table3">
        <table:table-column table:style-name="Table3.A"/>
        <table:table-column table:style-name="Table3.B"/>
        <table:table-header-rows>
          <table:table-row>
            <table:table-cell table:style-name="Table3.A1" office:value-type="string">
              <text:p text:style-name="Table_20_Heading">Package</text:p>
            </table:table-cell>
            <table:table-cell table:style-name="Table3.B1" office:value-type="string">
              <text:p text:style-name="Table_20_Heading">Role</text:p>
            </table:table-cell>
          </table:table-row>
        </table:table-header-rows>
        <table:table-row>
          <table:table-cell table:style-name="Table3.A2" office:value-type="string">
            <text:p text:style-name="Table_20_Contents"><text:span text:style-name="code_20_fragment">SmartFrog CORE – Stable</text:span></text:p>
          </table:table-cell>
          <table:table-cell table:style-name="Table3.B2" office:value-type="string">
            <text:p text:style-name="Table_20_Contents">Production releases</text:p>
          </table:table-cell>
        </table:table-row>
        <table:table-row>
          <table:table-cell table:style-name="Table3.A2" office:value-type="string">
            <text:p text:style-name="Table_20_Contents"><text:span text:style-name="code_20_fragment">SmartFrog CORE - xDevelopment</text:span></text:p>
          </table:table-cell>
          <table:table-cell table:style-name="Table3.B2" office:value-type="string">
            <text:p text:style-name="Table_20_Contents">Development/Beta releases</text:p>
          </table:table-cell>
        </table:table-row>
      </table:table>
      <text:p text:style-name="Text_20_body"/>
      <text:p text:style-name="Text_20_body"><text:s/>Select "add a new release". </text:p>
      <text:p text:style-name="Text_20_body">Enter the release name, such as</text:p>
      <text:p text:style-name="Code_20_last_20_line"><text:bookmark-start text:name="DDE_LINK18"/>SmartFrog.3.12.<text:bookmark-end text:name="DDE_LINK18"/>001beta</text:p>
      <text:p text:style-name="Text_20_body">and move to the next screen, where you can select the files uploaded earlier.</text:p>
      <text:list xml:id="list522435463" text:style-name="L6">
        <text:list-item>
          <text:p text:style-name="P13">upload the documentation, select the "preserve formatting" (assuming it was well laid out), and upload the release notes</text:p>
        </text:list-item>
        <text:list-item>
          <text:p text:style-name="P13">select the files and hit the add/refresh button.</text:p>
        </text:list-item>
        <text:list-item>
          <text:p text:style-name="P13"><text:span text:style-name="T4">For each file</text:span>, </text:p>
        </text:list-item>
      </text:list>
      <text:list xml:id="list1394119612" text:style-name="L7">
        <text:list-item>
          <text:p text:style-name="P19">select the platform architecture (usually platform independent) </text:p>
        </text:list-item>
        <text:list-item>
          <text:p text:style-name="P19">Select the format. RPM for <text:span text:style-name="code_20_fragment">.rpm</text:span>, source <text:span text:style-name="code_20_fragment">.gz/zip</text:span> for the _all artifacts, binary .<text:span text:style-name="code_20_fragment">gz/.zip</text:span> for the others. JAR files are <text:span text:style-name="code_20_fragment">jar</text:span>, obviously.</text:p>
        </text:list-item>
        <text:list-item>
          <text:p text:style-name="P19"><text:s/>press "update/refresh". You have to update each file one by one, which is quite time consuming.</text:p>
        </text:list-item>
      </text:list>
      <text:list xml:id="list406864620" text:continue-list="list522435463" text:style-name="L6">
        <text:list-item text:start-value="1">
          <text:p text:style-name="P13">Hit the 'send notice' button.</text:p>
        </text:list-item>
        <text:list-item>
          <text:p text:style-name="P13">Check the public distribution targets (e.g. <text:line-break/><text:span text:style-name="code_20_fragment">http://sourceforge.net/project/showfiles.php?group_id=87384&amp;package_id=176308</text:span> ) <text:line-break/>to see that the files are present.</text:p>
        </text:list-item>
      </text:list>
      <text:p text:style-name="Text_20_body">If you want to delete a file on the server, first add it to the project, then select "delete this file" and check "I'm sure". You need to do this before uploading any updated artifacts of the same name.</text:p>
      <text:list xml:id="list182815081" text:continue-list="list232322081" text:style-name="Heading_20_Numbers">
        <text:list-item>
          <text:list>
            <text:list-item>
              <text:p text:style-name="Heading_20_2">Update the download Page</text:p>
            </text:list-item>
          </text:list>
        </text:list-item>
      </text:list>
      <text:p text:style-name="Text_20_body">There is a download page that lists the latest artifact to release:</text:p>
      <text:p text:style-name="Code">https://sourceforge.net/project/platformdownload.php?group_id=87384&amp;sel_platform=7316</text:p>
      <text:p text:style-name="Text_20_body">This can be updated by going to </text:p>
      <text:p text:style-name="Code">https://sourceforge.net/project/admin/platform_edit.php?group_id=87384</text:p>
      <text:p text:style-name="Text_20_body">The actions are <text:s/></text:p>
      <text:list xml:id="list467654075" text:style-name="L8">
        <text:list-item>
          <text:p text:style-name="P14">Delete all existing files</text:p>
        </text:list-item>
        <text:list-item>
          <text:p text:style-name="P14">Add one file as the primary. Issue: The RPMs? Or the JAR?</text:p>
        </text:list-item>
        <text:list-item>
          <text:p text:style-name="P14">Add the other files as secondary</text:p>
        </text:list-item>
      </text:list>
      <text:list xml:id="list1848018558" text:continue-list="list182815081"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1254319358" text:style-name="L9">
        <text:list-item>
          <text:p text:style-name="P15">Take note of the link to the newly released artifacts; these can go into the announcement email.</text:p>
        </text:list-item>
        <text:list-item>
          <text:p text:style-name="P15">Download all the artifacts from a mirror.</text:p>
        </text:list-item>
        <text:list-item>
          <text:p text:style-name="P15">Use <text:span text:style-name="code_20_fragment">sha1sum</text:span> to create the checksums, and verify (visually) that they match that of the published files </text:p>
        </text:list-item>
      </text:list>
      <text:list xml:id="list944784269" text:continue-list="list1848018558"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555913940" text:continue-numbering="true" text:style-name="Heading_20_Numbers">
        <text:list-item>
          <text:p text:style-name="Heading_20_1">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1532132748"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2061640750" text:continue-list="list1215018093" text:style-name="Numbering_20_1">
        <text:list-item text:start-value="1">
          <text:p text:style-name="P8">Open a new JIRA issue.<text:bookmark-start text:name="DDE_LINK21"/></text:p>
        </text:list-item>
        <text:list-item>
          <text:p text:style-name="P8">Add the new package to <text:span text:style-name="code_20_fragment">ivy.xm</text:span>l.</text:p>
        </text:list-item>
        <text:list-item>
          <text:p text:style-name="P8">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8">Verify that no dependent JARs that belong to other projects are being included in your lib/ directory. This creates confusion as to what is managing a specific package, confusion that breaks the RPM manager and izpack.</text:p>
        </text:list-item>
        <text:list-item>
          <text:p text:style-name="P8">Edit the izpack file to add a new package. The configuration file is in <text:span text:style-name="code_20_fragment">release/izpack/smartfrog-install.xml</text:span>; add a new “pack” for the component, declaring all JARs that need to be included.</text:p>
        </text:list-item>
        <text:list-item>
          <text:p text:style-name="P8">run the <text:span text:style-name="code_20_fragment">izpack</text:span> target to create the new JAR.</text:p>
        </text:list-item>
        <text:list-item>
          <text:p text:style-name="P8"><text:bookmark-start text:name="DDE_LINK9"/>run the <text:span text:style-name="code_20_fragment">run</text:span> target to check that the izpack works<text:bookmark-end text:name="DDE_LINK21"/>.</text:p>
        </text:list-item>
        <text:list-item>
          <text:p text:style-name="P16">Commit the changes against the JIRA issue</text:p>
        </text:list-item>
        <text:list-item>
          <text:p text:style-name="P16">Mark the issue as fixed.</text:p>
        </text:list-item>
      </text:list>
      <text:list xml:id="list955181205" text:continue-list="list1532132748" text:style-name="Heading_20_Numbers">
        <text:list-item>
          <text:list>
            <text:list-item>
              <text:p text:style-name="Heading_20_2"><text:bookmark-end text:name="DDE_LINK9"/>Adding a new package to the RPM</text:p>
            </text:list-item>
          </text:list>
        </text:list-item>
      </text:list>
      <text:p text:style-name="Callout"><text:span text:style-name="T3">This is covered in the </text:span><text:span text:style-name="T2">creating and editing RPMs</text:span><text:span text:style-name="T3"> document.</text:span></text:p>
      <text:list xml:id="list2168943830" text:continue-numbering="true" text:style-name="Heading_20_Numbers">
        <text:list-item>
          <text:p text:style-name="P20">Releasing different Branches</text:p>
        </text:list-item>
      </text:list>
      <text:p text:style-name="P5">If you wish to release different versions of SmartFrog, there are multiple ways to do this</text:p>
      <text:list xml:id="list1723640307" text:style-name="L10">
        <text:list-item>
          <text:p text:style-name="P18"><text:span text:style-name="T3">Use </text:span><text:span text:style-name="code_20_fragment"><text:span text:style-name="T3">svn switch</text:span></text:span><text:span text:style-name="T3"> to change to a different branch. <text:line-break/>This can leave files around, and get confused if what is a file in one branch is a directory in another.</text:span></text:p>
        </text:list-item>
        <text:list-item>
          <text:p text:style-name="P17">Delete the current source, then check out, the different branch. <text:line-break/>This is slower but cleaner. It is strongly recommended.</text:p>
        </text:list-item>
        <text:list-item>
          <text:p text:style-name="P17">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3">When switching between branches, purge all SmartFrog artifacts from the Ivy cache, </text:span><text:span text:style-name="code_20_fragment"><text:span text:style-name="T3">~/.ivy</text:span></text:span><text:span text:style-name="T3">, by running the </text:span><text:span text:style-name="code_20_fragment"><text:span text:style-name="T3">ivy-purge</text:span></text:span><text:span text:style-name="T3"> ant target in </text:span><text:span text:style-name="code_20_fragment"><text:span text:style-name="T3">core/</text:span></text:span><text:span text:style-name="T3">.</text:span></text:p>
      <text:list xml:id="list814493614" text:continue-list="list2168943830" text:style-name="Heading_20_Numbers">
        <text:list-item>
          <text:p text:style-name="Heading_20_1">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1393922698"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1817393714" text:continue-numbering="true" text:style-name="Heading_20_Numbers">
        <text:list-item>
          <text:p text:style-name="Heading_20_1">Setting up a machine for making releases</text:p>
        </text:list-item>
      </text:list>
      <text:p text:style-name="Text_20_body">We build releases on a dedicated Virtual Machine. Here are the notes to create/recreate such a machine</text:p>
      <text:list xml:id="list1111521266" text:continue-list="list2061640750" text:style-name="Numbering_20_1">
        <text:list-item text:start-value="1">
          <text:p text:style-name="P21">Build up a specific Linux VM. Give it a large hard disk -10GB+, as you do not wish to run out of disk-space mid build.</text:p>
        </text:list-item>
        <text:list-item>
          <text:p text:style-name="P23">If you wish to upload artifacts to sourceforge from the VM, give it external network access. Alternatively: do the final upload from the host machine. </text:p>
        </text:list-item>
        <text:list-item>
          <text:p text:style-name="P23">Install the tools to create RPMs. Test: type <text:span text:style-name="code_20_fragment">rpmbuild</text:span> on the command line and expect to see the error message <text:line-break/><text:span text:style-name="code_20_fragment">rpmbuild: no spec files given for build</text:span> <text:line-break/>Install the rpm-build RPM/deb package to get this tool</text:p>
        </text:list-item>
        <text:list-item>
          <text:p text:style-name="P23">Install subversion; to test, type <text:span text:style-name="code_20_fragment">svn</text:span>.<text:line-break/>Warning: you may want a later version than ships with the Linux distro, as they tend to lag and be less good at handling moves and copies over branches.</text:p>
        </text:list-item>
        <text:list-item>
          <text:p text:style-name="P23">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23">Install Ant: </text:p>
        </text:list-item>
      </text:list>
      <text:list xml:id="list1110400475" text:style-name="Numbering_20_2">
        <text:list-item>
          <text:p text:style-name="P24">download the latest release from http://ant.apache.org; </text:p>
        </text:list-item>
        <text:list-item>
          <text:p text:style-name="P24">Untar it into a location</text:p>
        </text:list-item>
        <text:list-item>
          <text:p text:style-name="P24">edit <text:span text:style-name="code_20_fragment">~/.bash_profile </text:span>to add <text:line-break/><text:span text:style-name="code_20_fragment">export ANT_HOME=/home/smartfrog/Apps/ant<text:line-break/>export PATH=$PATH:$ANT_HOME/bin</text:span></text:p>
        </text:list-item>
        <text:list-item>
          <text:p text:style-name="P24">test with a <text:span text:style-name="code_20_fragment">bash -login</text:span> and then type <text:span text:style-name="code_20_fragment">ant -diagnostics</text:span>; you should see a diagnostics listing showing the many tasks are missing</text:p>
        </text:list-item>
        <text:list-item>
          <text:p text:style-name="P24">Pull down the missing artifacts for the extra tests<text:line-break/><text:span text:style-name="code_20_fragment">cd $ANT_HOME<text:line-break/>ant -f fetch.xml -Ddest=system<text:line-break/></text:span>(if you are behind a firewall, you will have to set up the proxy first in <text:span text:style-name="code_20_fragment">ANT_OPTS</text:span>)</text:p>
        </text:list-item>
        <text:list-item>
          <text:p text:style-name="P24">rerun <text:span text:style-name="code_20_fragment">ant -diagnostics</text:span>; you should see a diagnostics listing showing less optional tasks are unavailable</text:p>
        </text:list-item>
      </text:list>
      <text:list xml:id="list935012463" text:continue-list="list1111521266" text:style-name="Numbering_20_1">
        <text:list-item>
          <text:p text:style-name="P23">Create the directory below which you wish to host the SmartFrog source tree.</text:p>
        </text:list-item>
        <text:list-item>
          <text:p text:style-name="P23">Check out SmartFrog from the repository<text:line-break/><text:span text:style-name="code_20_fragment">svn co https://smartfrog.svn.sourceforge.net/svnroot/smartfrog/trunk/core </text:span></text:p>
        </text:list-item>
        <text:list-item>
          <text:p text:style-name="P23">In the directory <text:span text:style-name="code_20_fragment">core</text:span>, run <text:span text:style-name="code_20_fragment">ant release</text:span>, as discussed previously in this docu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class="text" style:default-outline-level="6">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class="text" style:default-outline-level="7">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class="text" style:default-outline-level="8">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master-page-name="">
      <style:paragraph-properties fo:margin-left="1.54cm" fo:margin-right="0cm" fo:margin-top="0cm" fo:margin-bottom="0cm" style:line-height-at-least="0cm" fo:text-align="start" style:justify-single-word="false" fo:text-indent="0cm"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1.54cm" fo:margin-right="0cm" fo:margin-top="0cm" fo:margin-bottom="0.3cm" fo:text-indent="0cm"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4" fo:font-size="11pt" fo:letter-spacing="-0.007cm" style:letter-kerning="true" style:font-size-asian="11pt"/>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 of <text:page-count>1</text:page-count><text:tab/>last modified on <text:date style:data-style-name="N84" text:date-value="2009-05-15T14:19:51">2009-05-15</text:date> <text:time style:data-style-name="N40" text:time-value="2007-05-25T11:36:19.95" text:fixed="true">11:36</text:time></text:p>
      </style:header>
      <style:footer>
        <text:p text:style-name="MP1"><text:span text:style-name="MT1">© C</text:span>opyright 1998-2009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SmartFrog Release Process</dc:title>
    <meta:initial-creator>Steve Loughran</meta:initial-creator>
    <meta:creation-date>2007-05-25T11:36:20</meta:creation-date>
    <dc:date>2009-05-15T14:19:51</dc:date>
    <meta:editing-cycles>73</meta:editing-cycles>
    <meta:editing-duration>PT328H55M33S</meta:editing-duration>
    <meta:document-statistic meta:table-count="2" meta:image-count="0" meta:object-count="0" meta:page-count="1" meta:paragraph-count="281" meta:word-count="3988" meta:character-count="24488"/>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